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42mm" fo:margin-left="37.78mm" table:align="left"/>
    </style:style>
    <style:style style:name="Table1.A" style:family="table-column">
      <style:table-column-properties style:column-width="81.77mm"/>
    </style:style>
    <style:style style:name="Table1.B" style:family="table-column">
      <style:table-column-properties style:column-width="18.64mm"/>
    </style:style>
    <style:style style:name="Table1.C" style:family="table-column">
      <style:table-column-properties style:column-width="24.01mm"/>
    </style:style>
    <style:style style:name="Table1.1" style:family="table-row">
      <style:table-row-properties style:row-height="32.19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0.95mm" fo:keep-together="auto"/>
    </style:style>
    <style:style style:name="Table1.B2" style:family="table-cell">
      <style:table-cell-properties style:vertical-align="" fo:padding="0mm" fo:border-left="0.6pt solid #000001" fo:border-right="none" fo:border-top="none" fo:border-bottom="none"/>
    </style:style>
    <style:style style:name="Table1.C2" style:family="table-cell">
      <style:table-cell-properties style:vertical-align="" fo:padding="0mm" fo:border-left="none" fo:border-right="none" fo:border-top="0.6pt solid #000001" fo:border-bottom="none"/>
    </style:style>
    <style:style style:name="Table4" style:family="table">
      <style:table-properties style:width="175.33mm" table:align="margins" style:writing-mode="lr-tb"/>
    </style:style>
    <style:style style:name="Table4.A" style:family="table-column">
      <style:table-column-properties style:column-width="87.67mm" style:rel-column-width="32767*"/>
    </style:style>
    <style:style style:name="Table4.B" style:family="table-column">
      <style:table-column-properties style:column-width="87.67mm" style:rel-column-width="32768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2.72mm" fo:break-before="page" table:align="left" style:shadow="none" style:writing-mode="lr-tb"/>
    </style:style>
    <style:style style:name="Table2.A" style:family="table-column">
      <style:table-column-properties style:column-width="135.87mm"/>
    </style:style>
    <style:style style:name="Table2.B" style:family="table-column">
      <style:table-column-properties style:column-width="26.85mm"/>
    </style:style>
    <style:style style:name="Table2.1" style:family="table-row">
      <style:table-row-properties style:row-height="25.91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middle" fo:padding="0mm" fo:border-left="1.5pt solid #000001" fo:border-right="none" fo:border-top="none" fo:border-bottom="none"/>
    </style:style>
    <style:style style:name="Table2.2" style:family="table-row">
      <style:table-row-properties style:row-height="9.07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2.B2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P1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2.54mm" fo:margin-bottom="0mm" fo:line-height="85%" fo:text-align="start" style:justify-single-word="false" fo:text-indent="0mm" style:auto-text-indent="false">
        <style:tab-stops>
          <style:tab-stop style:position="70.4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10.16mm" fo:margin-bottom="0mm" fo:line-height="100%" fo:text-align="start" style:justify-single-word="false" fo:text-indent="0mm" style:auto-text-indent="false">
        <style:tab-stops>
          <style:tab-stop style:position="166.11mm" style:type="right"/>
        </style:tab-stops>
      </style:paragraph-properties>
    </style:style>
    <style:style style:name="P4" style:family="paragraph" style:parent-style-name="Standard">
      <style:paragraph-properties fo:margin-left="0mm" fo:margin-right="0mm" fo:margin-top="9.53mm" fo:margin-bottom="0mm" fo:line-height="100%" fo:text-align="start" style:justify-single-word="false" fo:text-indent="0mm" style:auto-text-indent="false">
        <style:tab-stops>
          <style:tab-stop style:position="166.11mm" style:type="right"/>
        </style:tab-stops>
      </style:paragraph-properties>
    </style:style>
    <style:style style:name="P5" style:family="paragraph" style:parent-style-name="Standard">
      <style:paragraph-properties fo:margin-left="0mm" fo:margin-right="0mm" fo:margin-top="1.91mm" fo:margin-bottom="5.08mm" fo:line-height="100%" fo:text-align="start" style:justify-single-word="false" fo:text-indent="0mm" style:auto-text-indent="false">
        <style:tab-stops>
          <style:tab-stop style:position="17.52mm"/>
          <style:tab-stop style:position="66.29mm"/>
          <style:tab-stop style:position="109.27mm"/>
          <style:tab-stop style:position="166.11mm" style:type="right"/>
        </style:tab-stops>
      </style:paragraph-properties>
    </style:style>
    <style:style style:name="P6" style:family="paragraph" style:parent-style-name="Standard">
      <style:paragraph-properties fo:margin-top="0mm" fo:margin-bottom="0.92mm" fo:line-height="0.35mm"/>
    </style:style>
    <style:style style:name="P7" style:family="paragraph" style:parent-style-name="Standard">
      <style:paragraph-properties fo:margin-left="1.27mm" fo:margin-right="0mm" fo:margin-top="5.08mm" fo:margin-bottom="0mm" fo:line-height="100%" fo:text-align="start" style:justify-single-word="false" fo:text-indent="0mm" style:auto-text-indent="false">
        <style:tab-stops>
          <style:tab-stop style:position="166.11mm" style:type="right"/>
        </style:tab-stops>
      </style:paragraph-properties>
    </style:style>
    <style:style style:name="P8" style:family="paragraph" style:parent-style-name="Standard">
      <style:paragraph-properties fo:margin-left="0mm" fo:margin-right="8.89mm" fo:margin-top="2.54mm" fo:margin-bottom="0mm" fo:line-height="150%" fo:text-align="start" style:justify-single-word="false" fo:text-indent="0mm" style:auto-text-indent="false">
        <style:tab-stops>
          <style:tab-stop style:position="166.11mm" style:type="right" style:leader-style="dotted" style:leader-text="."/>
        </style:tab-stops>
      </style:paragraph-properties>
    </style:style>
    <style:style style:name="P9" style:family="paragraph" style:parent-style-name="Standard" style:master-page-name="Standard">
      <style:paragraph-properties fo:margin-top="0.04mm" fo:margin-bottom="0mm" fo:line-height="0.35mm" style:page-number="auto"/>
    </style:style>
    <style:style style:name="P10" style:family="paragraph" style:parent-style-name="Standard">
      <style:paragraph-properties fo:margin-left="0mm" fo:margin-right="8.03mm" fo:margin-top="0mm" fo:margin-bottom="0mm" fo:line-height="85%" fo:text-align="end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1" style:family="paragraph" style:parent-style-name="Standard">
      <style:paragraph-properties fo:margin-left="0mm" fo:margin-right="8.03mm" fo:margin-top="9.53mm" fo:margin-bottom="0mm" fo:line-height="83%" fo:text-align="end" style:justify-single-word="false" fo:text-indent="0mm" style:auto-text-indent="false"/>
      <style:text-properties fo:color="#000000" style:text-line-through-style="none" style:text-position="0% 100%" style:font-name="Times New Roman" fo:font-size="27.5pt" fo:letter-spacing="normal" fo:language="en" fo:country="US" fo:font-weight="bold" style:font-size-asian="27.5pt" style:font-weight-asian="bold" style:text-scale="105%"/>
    </style:style>
    <style:style style:name="P12" style:family="paragraph" style:parent-style-name="Standard">
      <style:paragraph-properties fo:margin-left="140.97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P1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mm" fo:margin-right="0mm" fo:margin-top="5.0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7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163.5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1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9" style:family="paragraph" style:parent-style-name="Standard">
      <style:paragraph-properties fo:margin-left="0mm" fo:margin-right="0mm" fo:margin-top="7.62mm" fo:margin-bottom="0mm" fo:line-height="100%" fo:text-align="start" style:justify-single-word="false" fo:text-indent="0mm" style:auto-text-indent="false">
        <style:tab-stops>
          <style:tab-stop style:position="166.11mm" style:type="right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0" style:family="paragraph" style:parent-style-name="Standard">
      <style:paragraph-properties fo:margin-left="0mm" fo:margin-right="0mm" fo:margin-top="1.91mm" fo:margin-bottom="7.62mm" fo:line-height="100%" fo:text-align="start" style:justify-single-word="false" fo:text-indent="0mm" style:auto-text-indent="false">
        <style:tab-stops>
          <style:tab-stop style:position="124.71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5" style:family="paragraph" style:parent-style-name="Standard">
      <style:paragraph-properties fo:margin-left="71.12mm" fo:margin-right="0mm" fo:margin-top="0.6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6" style:family="paragraph" style:parent-style-name="Standard">
      <style:paragraph-properties fo:margin-left="66.04mm" fo:margin-right="0mm" fo:margin-top="5.72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7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8" style:family="paragraph" style:parent-style-name="Standard">
      <style:paragraph-properties fo:text-align="center" style:justify-single-word="false"/>
      <style:text-properties fo:color="#000000" style:font-name="Tahoma" fo:font-size="8pt" fo:letter-spacing="0.11mm" style:font-size-asian="8pt"/>
    </style:style>
    <style:style style:name="P29" style:family="paragraph" style:parent-style-name="Standard" style:list-style-name="WWNum2">
      <style:paragraph-properties fo:margin-left="1.27mm" fo:margin-right="0mm" fo:margin-top="10.8mm" fo:margin-bottom="0mm" fo:line-height="100%" fo:text-align="start" style:justify-single-word="false" fo:text-indent="0mm" style:auto-text-indent="false">
        <style:tab-stops>
          <style:tab-stop style:position="13.97mm" style:type="char" style:char="."/>
          <style:tab-stop style:position="139.75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30" style:family="paragraph" style:parent-style-name="Standard" style:list-style-name="WWNum2">
      <style:paragraph-properties fo:margin-left="1.27mm" fo:margin-right="0mm" fo:margin-top="10.16mm" fo:margin-bottom="0mm" fo:line-height="100%" fo:text-align="start" style:justify-single-word="false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text-line-through-style="none" style:text-position="0% 100%" style:font-name="Times New Roman" fo:font-size="12pt" fo:letter-spacing="0.11mm" fo:language="en" fo:country="US" style:font-size-asian="12pt" style:text-scale="105%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.64mm" fo:margin-right="1.55mm" fo:margin-top="8.89mm" fo:margin-bottom="0mm" fo:line-height="180%" fo:text-indent="0mm" style:auto-text-indent="false"/>
      <style:text-properties fo:color="#000000" style:font-name="Times New Roman" fo:font-size="12pt" fo:letter-spacing="0.04mm" fo:font-style="normal" style:text-underline-style="none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left="0.56mm" fo:margin-right="0mm" fo:text-indent="0mm" style:auto-text-indent="false"/>
      <style:text-properties fo:color="#000000" style:font-name="Times New Roman" fo:font-size="12pt" style:font-size-asian="12pt" style:font-size-complex="12pt"/>
    </style:style>
    <style:style style:name="P35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.5pt" fo:font-weight="bold" style:font-size-asian="38.5pt" style:font-weight-asian="bold" style:text-scale="105%"/>
    </style:style>
    <style:style style:name="P36" style:family="paragraph" style:parent-style-name="Standard">
      <style:paragraph-properties fo:margin-left="0mm" fo:margin-right="18.79mm" fo:line-height="85%" fo:text-align="end" style:justify-single-word="false" fo:text-indent="0mm" style:auto-text-indent="false"/>
      <style:text-properties fo:color="#000000" style:font-name="Times New Roman" fo:font-size="12pt" fo:letter-spacing="0.14mm" style:font-size-asian="12pt" style:font-size-complex="12pt"/>
    </style:style>
    <style:style style:name="P37" style:family="paragraph" style:parent-style-name="Standard">
      <style:paragraph-properties fo:margin-left="0mm" fo:margin-right="18.79mm" fo:line-height="85%" fo:text-align="center" style:justify-single-word="false" fo:text-indent="0mm" style:auto-text-indent="false"/>
      <style:text-properties fo:color="#000000" style:font-name="Times New Roman" fo:font-size="12pt" fo:letter-spacing="0.14mm" style:font-size-asian="12pt" style:font-size-complex="12pt"/>
    </style:style>
    <style:style style:name="P38" style:family="paragraph" style:parent-style-name="Standard">
      <style:paragraph-properties fo:margin-left="0mm" fo:margin-right="2.12mm" fo:line-height="85%" fo:text-align="justify" style:justify-single-word="false" fo:text-indent="0mm" style:auto-text-indent="false"/>
      <style:text-properties fo:color="#000000" style:font-name="Times New Roman" fo:font-size="12pt" fo:letter-spacing="0.14mm" style:font-size-asian="12pt" style:font-size-complex="12pt"/>
    </style:style>
    <style:style style:name="P39" style:family="paragraph" style:parent-style-name="Standard">
      <style:paragraph-properties fo:margin-left="3.18mm" fo:margin-right="4.45mm" fo:margin-top="4.45mm" fo:margin-bottom="0mm" fo:line-height="100%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2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3mm" fo:language="en" fo:country="US" fo:font-weight="bold" style:font-size-asian="12pt" style:font-weight-asian="bold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1.16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0.18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6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-0.05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0.05mm" fo:language="en" fo:country="US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12pt" fo:letter-spacing="0.28mm" fo:language="en" fo:country="US" style:font-size-asian="12pt" style:text-scale="105%"/>
    </style:style>
    <style:style style:name="T14" style:family="text">
      <style:text-properties fo:color="#000000" style:text-line-through-style="none" style:text-position="0% 100%" style:font-name="Times New Roman" fo:font-size="12pt" fo:letter-spacing="-0.09mm" fo:language="en" fo:country="US" style:font-size-asian="12pt" style:text-scale="105%"/>
    </style:style>
    <style:style style:name="T15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16" style:family="text">
      <style:text-properties fo:color="#000000" style:text-line-through-style="none" style:text-position="0% 100%" style:font-name="Times New Roman" fo:font-size="12pt" fo:letter-spacing="0.35mm" fo:language="en" fo:country="US" style:font-size-asian="12pt" style:text-scale="105%"/>
    </style:style>
    <style:style style:name="T17" style:family="text">
      <style:text-properties fo:color="#000000" style:text-line-through-style="none" style:text-position="0% 100%" style:font-name="Times New Roman" fo:font-size="12pt" fo:letter-spacing="0.11mm" fo:language="en" fo:country="US" style:font-size-asian="12pt" style:text-scale="105%"/>
    </style:style>
    <style:style style:name="T18" style:family="text">
      <style:text-properties fo:color="#000000" style:text-line-through-style="none" style:text-position="0% 100%" style:font-name="Times New Roman" fo:font-size="3pt" fo:letter-spacing="normal" fo:language="en" fo:country="US" style:font-size-asian="3pt" style:text-scale="100%"/>
    </style:style>
    <style:style style:name="T19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2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4" style:family="text">
      <style:text-properties fo:letter-spacing="0.11mm"/>
    </style:style>
    <style:style style:name="T25" style:family="text">
      <style:text-properties fo:letter-spacing="0.11mm" fo:font-weight="bold" style:font-name-asian="Calibri" style:language-asian="zh" style:country-asian="CN" style:font-weight-asian="bold" style:font-name-complex="Courier New" style:font-size-complex="12pt" style:text-scale="100%"/>
    </style:style>
    <style:style style:name="T26" style:family="text">
      <style:text-properties style:text-line-through-style="none" style:text-position="0% 100%" fo:letter-spacing="0.11mm" fo:language="en" fo:country="US" fo:font-weight="bold" style:font-name-asian="Calibri" style:language-asian="zh" style:country-asian="CN" style:font-weight-asian="bold" style:font-name-complex="Courier New" style:font-size-complex="10.5pt" style:text-scale="100%"/>
    </style:style>
    <style:style style:name="T27" style:family="text">
      <style:text-properties style:text-line-through-style="none" style:text-position="0% 100%" fo:letter-spacing="0.11mm" fo:language="en" fo:country="US" fo:font-weight="bold" style:font-name-asian="Calibri" style:language-asian="zh" style:country-asian="CN" style:font-weight-asian="bold" style:font-name-complex="Courier New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<text:line-break/></text:span><text:span text:style-name="T3">(CHAPTER 50)<text:line-break/></text:span><text:span text:style-name="T4">SECTIONS 67(1) AND (3)</text:span></text:p>
            <text:p text:style-name="P39"><text:span text:style-name="T5">STATEMENT OF AMOUNT OR RATE </text:span><text:span text:style-name="T6">OF COMMISSION AND BROKERAG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11">26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6"/>
      <text:p text:style-name="P12">Folio No</text:p>
      <text:p text:style-name="P13">Name of Company: <text:span text:style-name="T25"><text:placeholder text:placeholder-type="text">&lt;o.name&gt;</text:placeholder></text:span></text:p>
      <text:p text:style-name="P16">Company No: <text:span text:style-name="T25"><text:placeholder text:placeholder-type="text">&lt;o.uen&gt;</text:placeholder></text:span></text:p>
      <text:p text:style-name="P25">#PART I</text:p>
      <text:p text:style-name="P26">COMMISSION</text:p>
      <text:p text:style-name="P7"><text:span text:style-name="T7">1.<text:tab/></text:span><text:span text:style-name="T8">The article of association of the abovenamed company authorising payment of</text:span></text:p>
      <text:p text:style-name="P2"><text:span text:style-name="T2">commission is article No</text:span><text:span text:style-name="T18">. <text:tab/></text:span></text:p>
      <text:p text:style-name="P3"><text:span text:style-name="T9">*2.<text:tab/></text:span><text:span text:style-name="T10">The amount agreed to be paid as commission for subscribing or agreeing to subscribe or</text:span></text:p>
      <text:p text:style-name="P17">procuring or agreeing to procure subscriptions for any shares in the company is $<text:tab/></text:p>
      <text:p text:style-name="P4"><text:span text:style-name="T9">*2.<text:tab/></text:span><text:span text:style-name="T11">The rate of commission for subscribing or agreeing to subscribe or procuring or agreeing</text:span></text:p>
      <text:p text:style-name="P8"><text:span text:style-name="T12">to procure subscriptions of any shares in the company is <text:tab/></text:span><text:span text:style-name="T13"> % of the<text:line-break/><text:line-break/></text:span><text:span text:style-name="T14">price at which the shares are issued.</text:span></text:p>
      <text:p text:style-name="P19">t3.<text:tab/>The date of the circular or notice (not being a prospectus) inviting subscription for the</text:p>
      <text:p text:style-name="P5"><text:span text:style-name="T15">shares<text:tab/></text:span><text:span text:style-name="T13">and disclosing the<text:tab/></text:span><text:span text:style-name="T16">amount or rate<text:tab/></text:span><text:span text:style-name="T17">of the<text:tab/></text:span><text:span text:style-name="T13">commission was</text:span></text:p>
      <text:list xml:id="list21593328621" text:style-name="WWNum2">
        <text:list-item>
          <text:p text:style-name="P29">The date when the commission is payable is <text:tab/></text:p>
        </text:list-item>
        <text:list-item>
          <text:p text:style-name="P30">The number of shares for which persons have agreed for a commission to subscribe</text:p>
        </text:list-item>
      </text:list>
      <text:p text:style-name="P20">absolutely is <text:tab/></text:p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text:span text:style-name="T19">Lodged in the office of the Registrar of Companies &amp; </text:span><text:span text:style-name="T20">Businesses by</text:span></text:p>
            <text:p text:style-name="P21">Name:</text:p>
            <text:p text:style-name="P18">Address:</text:p>
            <text:p text:style-name="P23"><text:span text:style-name="T22">A/c No:<text:tab/></text:span><text:span text:style-name="T21">Tel No:</text:span></text:p>
            <text:p text:style-name="P31">Fax No: </text:p>
          </table:table-cell>
          <table:table-cell table:style-name="Table4.A1" office:value-type="string">
            <text:p text:style-name="P14">For Official Use</text:p>
            <text:p text:style-name="P32"><text:span text:style-name="T23">Date of Registration: </text:span><text:span text:style-name="T21">Receipt No:</text:span></text:p>
            <text:p text:style-name="P22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FORM 26 CONTINUATION SHEET 1</text:p>
            <text:p text:style-name="P34"><text:span text:style-name="T24">Name of Company: </text:span><text:span text:style-name="T27"><text:placeholder text:placeholder-type="text">&lt;o.name&gt;</text:placeholder></text:span></text:p>
          </table:table-cell>
          <table:table-cell table:style-name="Table2.B1" office:value-type="string">
            <text:p text:style-name="P28">FORM</text:p>
            <text:p text:style-name="P35">26</text:p>
          </table:table-cell>
        </table:table-row>
        <table:table-row table:style-name="Table2.2">
          <table:table-cell table:style-name="Table2.A2" office:value-type="string">
            <text:p text:style-name="P34">Company No: <text:span text:style-name="T27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36">Folio No</text:p>
      <text:p text:style-name="P36"/>
      <text:p text:style-name="P37">≠PART II</text:p>
      <text:p text:style-name="P37"/>
      <text:p text:style-name="P37">BROKERAGE</text:p>
      <text:p text:style-name="P37"/>
      <text:p text:style-name="P38">•6.<text:tab/>The amount agreed to be paid as brokerage for subscribing or agreeing to subscribe or procuring or agreeing to procure subscriptions for any shares in the abovenamed company is</text:p>
      <text:p text:style-name="P38">...........................</text:p>
      <text:p text:style-name="P38"/>
      <text:p text:style-name="P38">•6.<text:tab/>The rate of brokerage for subscribing or agreeing to subscribe or procuring or agreeing to procure subscriptions for any shares in the abovenamed company is ........................... % of</text:p>
      <text:p text:style-name="P38">the price at which the shares are issued.</text:p>
      <text:p text:style-name="P38"/>
      <text:p text:style-name="P38">†7.<text:tab/>The date of the circular or notice (not being a prospectus) inviting subscription for the</text:p>
      <text:p text:style-name="P38">shares and disclosing the amount or rate of the was ......................................................</text:p>
      <text:p text:style-name="P38"/>
      <text:p text:style-name="P38">8.<text:tab/>The date when the brokerage is payable is ............................................</text:p>
      <text:p text:style-name="P38"/>
      <text:p text:style-name="P38"/>
      <text:p text:style-name="P38"/>
      <text:p text:style-name="P38">Dated this ............. day of ...........................................................</text:p>
      <text:p text:style-name="P38"/>
      <text:p text:style-name="P38"/>
      <text:p text:style-name="P38">Signature of all the directors or ( ................................................</text:p>
      <text:p text:style-name="P38"/>
      <text:p text:style-name="P38">proposed directors or of their ( ................................................</text:p>
      <text:p text:style-name="P38"/>
      <text:p text:style-name="P38">agents authorised in writing ( ................................................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_____________________</text:p>
      <text:p text:style-name="P38">≠ Delete this part if inapplicable.</text:p>
      <text:p text:style-name="P38">* Delete whichever paragraph under “2” is inapplicable.</text:p>
      <text:p text:style-name="P38">† Delete this paragraph if inapplicable.</text:p>
      <text:p text:style-name="P38">• Delete whichever paragraph under “6” if inapplicable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2pt" fo:letter-spacing="-0.07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1.77mm" fo:margin-bottom="14.29mm" fo:margin-left="22.01mm" fo:margin-right="12.88mm" style:writing-mode="lr-tb" style:layout-grid-color="#c0c0c0" style:layout-grid-lines="2612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9T11:36:24</dc:date>
    <dc:creator>phung11764 </dc:creator>
    <meta:editing-duration>PT8M9S</meta:editing-duration>
    <meta:editing-cycles>29</meta:editing-cycles>
    <meta:document-statistic meta:table-count="3" meta:image-count="0" meta:object-count="0" meta:page-count="2" meta:paragraph-count="52" meta:word-count="377" meta:character-count="2525" meta:non-whitespace-character-count="2159"/>
  </office:meta>
</office:document-meta>
</file>